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4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CNSA Teaching Demo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2024-04-1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oday’s Pla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Resources available at:</text:p>
                <text:list>
                  <text:list-item>
                    <text:p><text:span text:style-name="T1">https://github.com/timfreund/stevens-teaching-demo</text:span></text:p>
                  </text:list-item>
                </text:list>
              </text:list-item>
              <text:list-item>
                <text:p>Why learn relational databases?</text:p>
              </text:list-item>
              <text:list-item>
                <text:p>Decomposition of our problem</text:p>
              </text:list-item>
              <text:list-item>
                <text:p>Modeling our problem</text:p>
              </text:list-item>
              <text:list-item>
                <text:p>Next Steps</text:p>
              </text:list-item>
              <text:list-item>
                <text:p>Background on our approach</text:p>
              </text:list-item>
              <text:list-item>
                <text:p>Dive deep into the panel’s areas of interest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hy Relational Databases?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blem Decomposition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atabase Object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Entities / Tables</text:p>
              </text:list-item>
              <text:list-item>
                <text:p>Attributes / Columns</text:p>
              </text:list-item>
              <text:list-item>
                <text:p>Relationships</text:p>
              </text:list-item>
              <text:list-item>
                <text:p>Cardinality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atabase Model Next Step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ccounting Data</text:p>
              </text:list-item>
              <text:list-item>
                <text:p>Reference Data Sources</text:p>
              </text:list-item>
              <text:list-item>
                <text:p>Additional Location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Lab Infrastructure Next Step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Migration system deficiencies</text:p>
              </text:list-item>
              <text:list-item>
                <text:p>GUI instruction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Background on Approach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Version Control</text:p>
              </text:list-item>
              <text:list-item>
                <text:p>PostgreSQL</text:p>
              </text:list-item>
              <text:list-item>
                <text:p>Docker Compose</text:p>
              </text:list-item>
              <text:list-item>
                <text:p>D2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4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2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11T23:26:17.938061483</meta:creation-date>
    <meta:editing-duration>PT12M51S</meta:editing-duration>
    <meta:editing-cycles>3</meta:editing-cycles>
    <meta:generator>LibreOffice/6.4.7.2$Linux_X86_64 LibreOffice_project/40$Build-2</meta:generator>
    <dc:title>Impress</dc:title>
    <dc:date>2024-04-11T23:39:08.645389753</dc:date>
    <meta:document-statistic meta:object-count="64"/>
  </office:meta>
</office:document-meta>
</file>